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34ECE3FDB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 draw:shadow="hidden"/>
    </style:style>
    <style:style style:name="gr3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 draw:shadow="hidden"/>
    </style:style>
    <style:style style:name="gr4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 draw:shadow="hidden"/>
    </style:style>
    <style:style style:name="gr5" style:family="graphic" style:parent-style-name="standard" style:list-style-name="L1">
      <style:graphic-properties svg:stroke-color="#000000" draw:fill-color="#aecf00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paragraph-properties fo:text-align="start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4" style:family="paragraph">
      <style:text-properties fo:text-shadow="1pt 1pt"/>
    </style:style>
    <style:style style:name="P5" style:family="paragraph">
      <style:paragraph-properties fo:text-align="center"/>
      <style:text-properties fo:color="#ff3333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cm" svg:height="22.9cm" svg:x="2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5cm" svg:height="3.2cm" svg:x="2.7cm" svg:y="2.8cm">
          <text:p text:style-name="P2">imu.begin()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8.2cm" svg:height="5cm" svg:x="9.5cm" svg:y="7.3cm">
          <text:p text:style-name="P3">printGyro() </text:p>
          <text:p text:style-name="P3"/>
          <text:p text:style-name="P3">imu.readGyro()</text:p>
          <text:p text:style-name="P3"><text:tab/>imu.calcGyro(imu.gx)</text:p>
          <text:p text:style-name="P3"><text:tab/>imu.calcGyro(imu.gy)</text:p>
          <text:p text:style-name="P3"><text:tab/>imu.calcGyro(imu.gz)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8.2cm" svg:height="5cm" svg:x="9.5cm" svg:y="13.4cm">
          <text:p text:style-name="P3">printAccel() </text:p>
          <text:p text:style-name="P3"/>
          <text:p text:style-name="P3">imu.readAccel()</text:p>
          <text:p text:style-name="P3"><text:tab/>imu.calcAccel(imu.ax)</text:p>
          <text:p text:style-name="P3"><text:tab/>imu.calcAccel(imu.ay)</text:p>
          <text:p text:style-name="P3"><text:tab/>imu.calcAccel(imu.az)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8.2cm" svg:height="5cm" svg:x="9.5cm" svg:y="19.6cm">
          <text:p text:style-name="P3">printMag() </text:p>
          <text:p text:style-name="P3"/>
          <text:p text:style-name="P3">imu.readMag()</text:p>
          <text:p text:style-name="P3"><text:tab/>imu.calcGyro(imu.mx)</text:p>
          <text:p text:style-name="P3"><text:tab/>imu.calcGyro(imu.my)</text:p>
          <text:p text:style-name="P3"><text:tab/>imu.calcGyro(imu.mz)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5.45cm" svg:y1="6cm" svg:x2="9.5cm" svg:y2="9.8cm" draw:start-shape="id1" draw:start-glue-point="2" draw:end-shape="id2" draw:end-glue-point="3" svg:d="M5450 6000v3800h4050" svg:viewBox="0 0 4051 3801">
          <text:p/>
        </draw:connector>
        <draw:connector draw:style-name="gr6" draw:text-style-name="P1" draw:layer="layout" svg:x1="5.45cm" svg:y1="6cm" svg:x2="9.5cm" svg:y2="15.9cm" draw:start-shape="id1" draw:start-glue-point="2" draw:end-shape="id3" draw:end-glue-point="3" svg:d="M5450 6000v9900h4050" svg:viewBox="0 0 4051 9901">
          <text:p/>
        </draw:connector>
        <draw:connector draw:style-name="gr6" draw:text-style-name="P1" draw:layer="layout" svg:x1="5.45cm" svg:y1="6cm" svg:x2="9.5cm" svg:y2="22.1cm" draw:start-shape="id1" draw:start-glue-point="2" draw:end-shape="id4" draw:end-glue-point="3" svg:d="M5450 6000v16100h4050" svg:viewBox="0 0 4051 16101">
          <text:p/>
        </draw:connector>
        <draw:frame draw:style-name="gr7" draw:text-style-name="P4" draw:layer="layout" svg:width="13.6cm" svg:height="0.962cm" svg:x="4.3cm" svg:y="0.4cm">
          <draw:text-box>
            <text:p text:style-name="P4"/>
          </draw:text-box>
        </draw:frame>
        <draw:frame draw:style-name="gr8" draw:text-style-name="P5" draw:layer="layout" svg:width="12.7cm" svg:height="1.15cm" svg:x="5.1cm" svg:y="0.2cm">
          <draw:text-box>
            <text:p text:style-name="P5"><text:span text:style-name="T1">ORIGINAL</text:span></text:p>
          </draw:text-box>
        </draw:frame>
      </draw:page>
      <draw:page draw:name="page2" draw:style-name="dp1" draw:master-page-name="Predeterminado">
        <draw:frame draw:style-name="gr9" draw:text-style-name="P1" draw:layer="layout" svg:width="16.002cm" svg:height="22.902cm" svg:x="2.199cm" svg:y="2.199cm">
          <draw:image xlink:href="Pictures/100002010000024F0000034ECE3FDBCB.png" xlink:type="simple" xlink:show="embed" xlink:actuate="onLoad">
            <text:p/>
          </draw:image>
        </draw:frame>
        <draw:frame draw:style-name="gr7" draw:text-style-name="P4" draw:layer="layout" svg:width="13.6cm" svg:height="0.962cm" svg:x="4.3cm" svg:y="0.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02:10:05.177074735</meta:creation-date>
    <dc:date>2016-11-08T03:52:42.978901499</dc:date>
    <meta:editing-duration>PT59M11S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